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72in" fo:margin-left="0in" table:align="left"/>
    </style:style>
    <style:style style:name="Table1.A" style:family="table-column">
      <style:table-column-properties style:column-width="1.3764in"/>
    </style:style>
    <style:style style:name="Table1.B" style:family="table-column">
      <style:table-column-properties style:column-width="5.320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004b1" officeooo:paragraph-rsid="002004b1"/>
    </style:style>
    <style:style style:name="P2" style:family="paragraph" style:parent-style-name="Text_20_body">
      <style:text-properties officeooo:rsid="00222fd7" officeooo:paragraph-rsid="00222fd7"/>
    </style:style>
    <style:style style:name="P3" style:family="paragraph" style:parent-style-name="Text_20_body">
      <style:text-properties officeooo:paragraph-rsid="00244bce"/>
    </style:style>
    <style:style style:name="P4" style:family="paragraph" style:parent-style-name="Text_20_body">
      <style:text-properties officeooo:rsid="0028db8a" officeooo:paragraph-rsid="0028db8a"/>
    </style:style>
    <style:style style:name="P5" style:family="paragraph" style:parent-style-name="Text_20_body">
      <style:text-properties officeooo:rsid="002a0c61" officeooo:paragraph-rsid="002a0c61"/>
    </style:style>
    <style:style style:name="P6" style:family="paragraph" style:parent-style-name="Text_20_body">
      <style:text-properties officeooo:rsid="002d24df" officeooo:paragraph-rsid="002d24df"/>
    </style:style>
    <style:style style:name="P7" style:family="paragraph" style:parent-style-name="Text_20_body">
      <style:text-properties officeooo:rsid="002e78a9" officeooo:paragraph-rsid="002e78a9"/>
    </style:style>
    <style:style style:name="P8" style:family="paragraph" style:parent-style-name="Text_20_body">
      <style:text-properties officeooo:rsid="0032ba03" officeooo:paragraph-rsid="0032ba03"/>
    </style:style>
    <style:style style:name="P9" style:family="paragraph" style:parent-style-name="Text_20_body">
      <style:text-properties officeooo:rsid="003847a8" officeooo:paragraph-rsid="003847a8"/>
    </style:style>
    <style:style style:name="P10" style:family="paragraph" style:parent-style-name="Text_20_body">
      <style:text-properties officeooo:rsid="0038dbd8" officeooo:paragraph-rsid="0038dbd8"/>
    </style:style>
    <style:style style:name="P11" style:family="paragraph" style:parent-style-name="Text_20_body">
      <style:text-properties officeooo:rsid="003c065f" officeooo:paragraph-rsid="003c065f"/>
    </style:style>
    <style:style style:name="P12" style:family="paragraph" style:parent-style-name="Bibliography_20_1">
      <style:paragraph-properties>
        <style:tab-stops/>
      </style:paragraph-properties>
    </style:style>
    <style:style style:name="P13" style:family="paragraph" style:parent-style-name="Table_20_Contents">
      <style:text-properties officeooo:rsid="003f8daa" officeooo:paragraph-rsid="003f8daa"/>
    </style:style>
    <style:style style:name="P14" style:family="paragraph" style:parent-style-name="Table_20_Contents">
      <style:text-properties officeooo:rsid="00404a2c" officeooo:paragraph-rsid="00404a2c"/>
    </style:style>
    <style:style style:name="P15" style:family="paragraph" style:parent-style-name="Table_20_Contents">
      <style:text-properties officeooo:rsid="00419ab9" officeooo:paragraph-rsid="00419ab9"/>
    </style:style>
    <style:style style:name="P16" style:family="paragraph" style:parent-style-name="Table_20_Contents">
      <style:text-properties officeooo:rsid="00419ab9" officeooo:paragraph-rsid="0042880f"/>
    </style:style>
    <style:style style:name="P17" style:family="paragraph" style:parent-style-name="Table_20_Contents">
      <style:text-properties officeooo:rsid="0042880f" officeooo:paragraph-rsid="0042880f"/>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Heading_20_2">
      <style:text-properties officeooo:rsid="0039509b" officeooo:paragraph-rsid="0039509b"/>
    </style:style>
    <style:style style:name="P22" style:family="paragraph" style:parent-style-name="Heading_20_1" style:list-style-name=""/>
    <style:style style:name="P23" style:family="paragraph" style:parent-style-name="Heading_20_1">
      <style:text-properties officeooo:rsid="00275d40"/>
    </style:style>
    <style:style style:name="P24" style:family="paragraph" style:parent-style-name="Heading_20_1">
      <style:text-properties officeooo:rsid="00275d40" officeooo:paragraph-rsid="0039509b"/>
    </style:style>
    <style:style style:name="P25" style:family="paragraph" style:parent-style-name="Heading_20_1">
      <style:paragraph-properties fo:break-before="page"/>
      <style:text-properties officeooo:rsid="002255a7" officeooo:paragraph-rsid="002255a7"/>
    </style:style>
    <style:style style:name="P26" style:family="paragraph" style:parent-style-name="Contents_20_Heading" style:master-page-name="Standard">
      <style:paragraph-properties style:page-number="1" fo:break-before="page"/>
    </style:style>
    <style:style style:name="P27" style:family="paragraph" style:parent-style-name="Title" style:master-page-name="First_20_Page">
      <style:paragraph-properties style:page-number="auto"/>
    </style:style>
    <style:style style:name="P28" style:family="paragraph" style:parent-style-name="Text_20_body" style:list-style-name="L1">
      <style:text-properties officeooo:rsid="002a0c61" officeooo:paragraph-rsid="002a0c61"/>
    </style:style>
    <style:style style:name="P29" style:family="paragraph" style:parent-style-name="Text_20_body">
      <style:text-properties officeooo:rsid="003c065f" officeooo:paragraph-rsid="003c065f"/>
    </style:style>
    <style:style style:name="P30" style:family="paragraph" style:parent-style-name="Text_20_body">
      <style:text-properties officeooo:rsid="003f8daa" officeooo:paragraph-rsid="003f8daa"/>
    </style:style>
    <style:style style:name="P31" style:family="paragraph" style:parent-style-name="Text_20_body">
      <style:text-properties officeooo:rsid="0042880f" officeooo:paragraph-rsid="0042880f"/>
    </style:style>
    <style:style style:name="P32" style:family="paragraph" style:parent-style-name="Text_20_body" style:list-style-name="L2">
      <style:text-properties officeooo:rsid="0042880f" officeooo:paragraph-rsid="0042880f"/>
    </style:style>
    <style:style style:name="P33" style:family="paragraph" style:parent-style-name="Text_20_body">
      <style:text-properties officeooo:rsid="0028db8a" officeooo:paragraph-rsid="0028db8a"/>
    </style:style>
    <style:style style:name="P34" style:family="paragraph" style:parent-style-name="Text_20_body">
      <style:text-properties officeooo:rsid="0042bf39" officeooo:paragraph-rsid="0042bf39"/>
    </style:style>
    <style:style style:name="P35" style:family="paragraph" style:parent-style-name="Text_20_body">
      <style:text-properties officeooo:rsid="003847a8" officeooo:paragraph-rsid="0046a699"/>
    </style:style>
    <style:style style:name="T1" style:family="text">
      <style:text-properties officeooo:rsid="002255a7"/>
    </style:style>
    <style:style style:name="T2" style:family="text">
      <style:text-properties officeooo:rsid="00275d40"/>
    </style:style>
    <style:style style:name="T3" style:family="text">
      <style:text-properties officeooo:rsid="002d24df"/>
    </style:style>
    <style:style style:name="T4" style:family="text">
      <style:text-properties officeooo:rsid="002e78a9"/>
    </style:style>
    <style:style style:name="T5" style:family="text">
      <style:text-properties officeooo:rsid="0034b808"/>
    </style:style>
    <style:style style:name="T6" style:family="text">
      <style:text-properties officeooo:rsid="0038dbd8"/>
    </style:style>
    <style:style style:name="T7" style:family="text">
      <style:text-properties officeooo:rsid="0039509b"/>
    </style:style>
    <style:style style:name="T8" style:family="text">
      <style:text-properties officeooo:rsid="00419ab9"/>
    </style:style>
    <style:style style:name="T9" style:family="text">
      <style:text-properties officeooo:rsid="0042880f"/>
    </style:style>
    <style:style style:name="T10" style:family="text">
      <style:text-properties officeooo:rsid="0046a69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Testing - Rypto</text:span><text:line-break/><text:date style:data-style-name="N10076" text:date-value="2017-04-25T11:26:39.591721873">April 25, 2017</text:date></text:p>
      <text:p text:style-name="Text_20_body"/>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Bibliography_20_Heading"/>
          </text:index-source-styles>
        </text:table-of-content-source>
        <text:index-body>
          <text:index-title text:style-name="Sect1" text:name="Table of Contents1_Head">
            <text:p text:style-name="P26">Table of Contents</text:p>
          </text:index-title>
          <text:p text:style-name="P20"><text:a xlink:type="simple" xlink:href="#__RefHeading___Toc114_700232704" text:style-name="Index_20_Link" text:visited-style-name="Index_20_Link">Preface<text:tab/>2</text:a></text:p>
          <text:p text:style-name="P20"><text:a xlink:type="simple" xlink:href="#__RefHeading___Toc97_1780184291" text:style-name="Index_20_Link" text:visited-style-name="Index_20_Link">Testing arrangements<text:tab/>2</text:a></text:p>
          <text:p text:style-name="P19"><text:a xlink:type="simple" xlink:href="#__RefHeading___Toc1023_703542212" text:style-name="Index_20_Link" text:visited-style-name="Index_20_Link">Unit testing<text:tab/>2</text:a></text:p>
          <text:p text:style-name="P19"><text:a xlink:type="simple" xlink:href="#__RefHeading___Toc1025_703542212" text:style-name="Index_20_Link" text:visited-style-name="Index_20_Link">Other tests<text:tab/>2</text:a></text:p>
          <text:p text:style-name="P20"><text:a xlink:type="simple" xlink:href="#__RefHeading___Toc99_1780184291" text:style-name="Index_20_Link" text:visited-style-name="Index_20_Link">Test cases<text:tab/>2</text:a></text:p>
          <text:p text:style-name="P19"><text:a xlink:type="simple" xlink:href="#__RefHeading___Toc198_1631650761" text:style-name="Index_20_Link" text:visited-style-name="Index_20_Link">Unit tests<text:tab/>2</text:a></text:p>
          <text:p text:style-name="P18"><text:a xlink:type="simple" xlink:href="#__RefHeading___Toc104_1592691439" text:style-name="Index_20_Link" text:visited-style-name="Index_20_Link">AES_makeword<text:tab/>2</text:a></text:p>
          <text:p text:style-name="P18"><text:a xlink:type="simple" xlink:href="#__RefHeading___Toc301_2091130347" text:style-name="Index_20_Link" text:visited-style-name="Index_20_Link">AES_RotWord, AES_SubWord<text:tab/>2</text:a></text:p>
          <text:p text:style-name="P18"><text:a xlink:type="simple" xlink:href="#__RefHeading___Toc221_1080944564" text:style-name="Index_20_Link" text:visited-style-name="Index_20_Link">AES_KeyExpansion<text:tab/>2</text:a></text:p>
          <text:p text:style-name="P18"><text:a xlink:type="simple" xlink:href="#__RefHeading___Toc739_1394101026" text:style-name="Index_20_Link" text:visited-style-name="Index_20_Link">AES_AddRoundKey, AES_SubBytes, AES_ShiftRows, AES_MixColumns<text:tab/>2</text:a></text:p>
          <text:p text:style-name="P18"><text:a xlink:type="simple" xlink:href="#__RefHeading___Toc158_546598042" text:style-name="Index_20_Link" text:visited-style-name="Index_20_Link">AES_Inv*<text:tab/>3</text:a></text:p>
          <text:p text:style-name="P18"><text:a xlink:type="simple" xlink:href="#__RefHeading___Toc160_546598042" text:style-name="Index_20_Link" text:visited-style-name="Index_20_Link">AES_encrypt, AES_decrypt<text:tab/>3</text:a></text:p>
          <text:p text:style-name="P19"><text:a xlink:type="simple" xlink:href="#__RefHeading___Toc200_1631650761" text:style-name="Index_20_Link" text:visited-style-name="Index_20_Link">Integration tests<text:tab/>3</text:a></text:p>
          <text:p text:style-name="P19"><text:a xlink:type="simple" xlink:href="#__RefHeading___Toc202_1631650761" text:style-name="Index_20_Link" text:visited-style-name="Index_20_Link">Performance tests<text:tab/>4</text:a></text:p>
          <text:p text:style-name="P20"><text:a xlink:type="simple" xlink:href="#__RefHeading___Toc272_751058595" text:style-name="Index_20_Link" text:visited-style-name="Index_20_Link">How to repeat tests<text:tab/>4</text:a></text:p>
          <text:p text:style-name="P19"><text:a xlink:type="simple" xlink:href="#__RefHeading___Toc162_546598042" text:style-name="Index_20_Link" text:visited-style-name="Index_20_Link">Unit tests<text:tab/>4</text:a></text:p>
          <text:p text:style-name="P19"><text:a xlink:type="simple" xlink:href="#__RefHeading___Toc204_1631650761" text:style-name="Index_20_Link" text:visited-style-name="Index_20_Link">Integration tests<text:tab/>4</text:a></text:p>
          <text:p text:style-name="P19"><text:a xlink:type="simple" xlink:href="#__RefHeading___Toc206_1631650761" text:style-name="Index_20_Link" text:visited-style-name="Index_20_Link">Performance tests<text:tab/>4</text:a></text:p>
          <text:p text:style-name="P20"><text:a xlink:type="simple" xlink:href="#__RefHeading___Toc103_1780184291" text:style-name="Index_20_Link" text:visited-style-name="Index_20_Link">Test results<text:tab/>4</text:a></text:p>
          <text:p text:style-name="P19"><text:a xlink:type="simple" xlink:href="#__RefHeading___Toc208_1631650761" text:style-name="Index_20_Link" text:visited-style-name="Index_20_Link">Unit tests<text:tab/>4</text:a></text:p>
          <text:p text:style-name="P19"><text:a xlink:type="simple" xlink:href="#__RefHeading___Toc210_1631650761" text:style-name="Index_20_Link" text:visited-style-name="Index_20_Link">Integration tests<text:tab/>4</text:a></text:p>
          <text:p text:style-name="P19"><text:a xlink:type="simple" xlink:href="#__RefHeading___Toc212_1631650761" text:style-name="Index_20_Link" text:visited-style-name="Index_20_Link">Performance tests<text:tab/>4</text:a></text:p>
          <text:p text:style-name="P20"><text:a xlink:type="simple" xlink:href="#__RefHeading___Toc1275_1087181441" text:style-name="Index_20_Link" text:visited-style-name="Index_20_Link">References<text:tab/>4</text:a></text:p>
        </text:index-body>
      </text:table-of-content>
      <text:p text:style-name="Text_20_body"/>
      <text:h text:style-name="P22" text:outline-level="1"/>
      <text:h text:style-name="P25" text:outline-level="1"><text:bookmark-start text:name="__RefHeading___Toc114_700232704"/>Preface<text:bookmark-end text:name="__RefHeading___Toc114_700232704"/></text:h>
      <text:p text:style-name="P2"><text:span text:style-name="T1">"</text:span>Tietorakenteet ja algoritmit<text:span text:style-name="T1">"</text:span> – <text:span text:style-name="T1">excercise</text:span>.</text:p>
      <text:p text:style-name="P1">Rypto <text:span text:style-name="T1">is a software, which can encrypt and decrypt.</text:span></text:p>
      <text:h text:style-name="P23" text:outline-level="1"><text:bookmark-start text:name="__RefHeading___Toc97_1780184291"/>Testing arrangements<text:bookmark-end text:name="__RefHeading___Toc97_1780184291"/></text:h>
      <text:h text:style-name="Heading_20_2" text:outline-level="2"><text:bookmark-start text:name="__RefHeading___Toc1023_703542212"/>Unit testing<text:bookmark-end text:name="__RefHeading___Toc1023_703542212"/></text:h>
      <text:p text:style-name="P4">Unit testing is done with CUnit framework and gradle.</text:p>
      <text:h text:style-name="Heading_20_2" text:outline-level="2"><text:bookmark-start text:name="__RefHeading___Toc1025_703542212"/>Other tests<text:bookmark-end text:name="__RefHeading___Toc1025_703542212"/></text:h>
      <text:p text:style-name="P4"><text:span text:style-name="T9">The rest of the</text:span> tests are implemented <text:span text:style-name="T7">as Bourne </text:span>shell script<text:span text:style-name="T9">s</text:span>. <text:span text:style-name="T9">For these tests, Bourne shell or compatible command interpreter and compatible command-line utilities cmp and expr are needed. In Unix, Mac OS, and Linux environments these are present on most of the installations. In Microsoft Windows, additional tools (e.g. Cygwin) are needed.</text:span></text:p>
      <text:h text:style-name="P24" text:outline-level="1"><text:bookmark-start text:name="__RefHeading___Toc99_1780184291"/>Test cases<text:bookmark-end text:name="__RefHeading___Toc99_1780184291"/></text:h>
      <text:h text:style-name="Heading_20_2" text:outline-level="2"><text:bookmark-start text:name="__RefHeading___Toc198_1631650761"/>Unit tests<text:bookmark-end text:name="__RefHeading___Toc198_1631650761"/></text:h>
      <text:h text:style-name="Heading_20_3" text:outline-level="3"><text:bookmark-start text:name="__RefHeading___Toc104_1592691439"/>AES_makeword<text:bookmark-end text:name="__RefHeading___Toc104_1592691439"/></text:h>
      <text:p text:style-name="P6">The <text:s/>makeword test case is: 0x01, 0x02, 0x03, 0x04 → 0x01020304.</text:p>
      <text:h text:style-name="Heading_20_3" text:outline-level="3"><text:bookmark-start text:name="__RefHeading___Toc301_2091130347"/>AES_RotWord, <text:span text:style-name="T4">AES_SubWord</text:span><text:bookmark-end text:name="__RefHeading___Toc301_2091130347"/></text:h>
      <text:p text:style-name="P7">The RotWord and SubWord test cases were extracted from the standard<text:bibliography-mark text:identifier="FIPS197" text:bibliography-type="manual" text:author="U.S. Department of Commerce/National Institute of Standards and Technology" text:title="Federal Information Processing Standard, FIPS PUB 197 Advanced Encryption Standard (AES)" text:year="2001">[FIPS197]</text:bibliography-mark>, pp. 27, first line of the table.</text:p>
      <text:h text:style-name="Heading_20_3" text:outline-level="3"><text:bookmark-start text:name="__RefHeading___Toc221_1080944564"/><text:span text:style-name="T3">AES_</text:span>Key<text:span text:style-name="T4">Expansion</text:span><text:bookmark-end text:name="__RefHeading___Toc221_1080944564"/></text:h>
      <text:p text:style-name="P5">The three Key Schedule test cases were obtained from<text:bibliography-mark text:identifier="SAMIAM" text:bibliography-type="www" text:author="Trenholme, Sam" text:publisher="Trenholme, Sam" text:title="Rijndael's key schedule" text:year="2016" text:url="http://www.samiam.org/key-schedule.html">[SAMIAM]</text:bibliography-mark>.</text:p>
      <text:p text:style-name="P5">Selected test cases were the following:</text:p>
      <text:list xml:id="list4614737019603341373" text:style-name="L1">
        <text:list-item>
          <text:p text:style-name="P28">A key with all bits zero.</text:p>
        </text:list-item>
        <text:list-item>
          <text:p text:style-name="P28">A key with all bits one.</text:p>
        </text:list-item>
        <text:list-item>
          <text:p text:style-name="P28">A key with all bytes different.</text:p>
        </text:list-item>
      </text:list>
      <text:h text:style-name="Heading_20_3" text:outline-level="3"><text:bookmark-start text:name="__RefHeading___Toc739_1394101026"/>AES_AddRoundKey, <text:span text:style-name="T5">AES_SubBytes, AES_ShiftRows, AES_MixColumns</text:span><text:bookmark-end text:name="__RefHeading___Toc739_1394101026"/></text:h>
      <text:p text:style-name="P8">Test case<text:span text:style-name="T5">s</text:span> w<text:span text:style-name="T5">ere</text:span> taken from the standard, pp. 33, first <text:span text:style-name="T5">possible </text:span>case<text:span text:style-name="T5">s</text:span>.</text:p>
      <text:h text:style-name="Heading_20_3" text:outline-level="3"><text:bookmark-start text:name="__RefHeading___Toc158_546598042"/><text:soft-page-break/>AES_Inv*<text:bookmark-end text:name="__RefHeading___Toc158_546598042"/></text:h>
      <text:p text:style-name="P9">Test cases were generated from standard version test cases by inverting input and output.</text:p>
      <text:h text:style-name="Heading_20_3" text:outline-level="3"><text:bookmark-start text:name="__RefHeading___Toc160_546598042"/>AES_encrypt, AES_decrypt<text:bookmark-end text:name="__RefHeading___Toc160_546598042"/></text:h>
      <text:p text:style-name="P9">Test cases were taken from the standard, pp. 35-</text:p>
      <text:h text:style-name="Heading_20_2" text:outline-level="2"><text:bookmark-start text:name="__RefHeading___Toc200_1631650761"/>Integration tests<text:bookmark-end text:name="__RefHeading___Toc200_1631650761"/></text:h>
      <text:p text:style-name="P30">Integration tests are located in the directory tests.</text:p>
      <text:p text:style-name="P30">The test cases are encryption and decryption using one key, and reference files created with OpenSSL 1.0.2k. </text:p>
      <text:p text:style-name="P30">The tests are implemented in a Bourne shell script integration-tests.sh.</text:p>
      <text:p text:style-name="P30">The test files are as follows:</text:p>
      <table:table table:name="Table1" table:style-name="Table1">
        <table:table-column table:style-name="Table1.A"/>
        <table:table-column table:style-name="Table1.B"/>
        <table:table-row>
          <table:table-cell table:style-name="Table1.A1" office:value-type="string">
            <text:p text:style-name="Table_20_Heading">File</text:p>
          </table:table-cell>
          <table:table-cell table:style-name="Table1.B1" office:value-type="string">
            <text:p text:style-name="Table_20_Heading">Description</text:p>
          </table:table-cell>
        </table:table-row>
        <table:table-row>
          <table:table-cell table:style-name="Table1.A2" office:value-type="string">
            <text:p text:style-name="P13">key</text:p>
          </table:table-cell>
          <table:table-cell table:style-name="Table1.B2" office:value-type="string">
            <text:p text:style-name="P13">The key used in encryption and decryption. </text:p>
          </table:table-cell>
        </table:table-row>
        <table:table-row>
          <table:table-cell table:style-name="Table1.A2" office:value-type="string">
            <text:p text:style-name="P14">plain.1</text:p>
          </table:table-cell>
          <table:table-cell table:style-name="Table1.B2" office:value-type="string">
            <text:p text:style-name="P14">Plaintext file, length 1</text:p>
          </table:table-cell>
        </table:table-row>
        <table:table-row>
          <table:table-cell table:style-name="Table1.A2" office:value-type="string">
            <text:p text:style-name="P14">plain.10</text:p>
          </table:table-cell>
          <table:table-cell table:style-name="Table1.B2" office:value-type="string">
            <text:p text:style-name="P14">Plaintext file, length 10</text:p>
          </table:table-cell>
        </table:table-row>
        <table:table-row>
          <table:table-cell table:style-name="Table1.A2" office:value-type="string">
            <text:p text:style-name="P14">plain.16</text:p>
          </table:table-cell>
          <table:table-cell table:style-name="Table1.B2" office:value-type="string">
            <text:p text:style-name="P14">Plaintext file, length 16</text:p>
          </table:table-cell>
        </table:table-row>
        <table:table-row>
          <table:table-cell table:style-name="Table1.A2" office:value-type="string">
            <text:p text:style-name="P14">plain.1506</text:p>
          </table:table-cell>
          <table:table-cell table:style-name="Table1.B2" office:value-type="string">
            <text:p text:style-name="P14">Plaintext file, length 1506</text:p>
          </table:table-cell>
        </table:table-row>
        <table:table-row>
          <table:table-cell table:style-name="Table1.A2" office:value-type="string">
            <text:p text:style-name="P14">openssl-options</text:p>
          </table:table-cell>
          <table:table-cell table:style-name="Table1.B2" office:value-type="string">
            <text:p text:style-name="P14"><text:span text:style-name="T8">General</text:span> openssl options used to generate ciphertext files.</text:p>
          </table:table-cell>
        </table:table-row>
        <table:table-row>
          <table:table-cell table:style-name="Table1.A2" office:value-type="string">
            <text:p text:style-name="P15">openssl.1</text:p>
          </table:table-cell>
          <table:table-cell table:style-name="Table1.B2" office:value-type="string">
            <text:p text:style-name="P15">plain.1 encrypted (and padded) <text:span text:style-name="T9">w/ OpenSSL </text:span></text:p>
          </table:table-cell>
        </table:table-row>
        <table:table-row>
          <table:table-cell table:style-name="Table1.A2" office:value-type="string">
            <text:p text:style-name="P15">openssl.10</text:p>
          </table:table-cell>
          <table:table-cell table:style-name="Table1.B2" office:value-type="string">
            <text:p text:style-name="P16">plain.10 encrypted (and padded) <text:span text:style-name="T9">w/ OpenSSL</text:span></text:p>
          </table:table-cell>
        </table:table-row>
        <table:table-row>
          <table:table-cell table:style-name="Table1.A2" office:value-type="string">
            <text:p text:style-name="P15">openssl.16</text:p>
          </table:table-cell>
          <table:table-cell table:style-name="Table1.B2" office:value-type="string">
            <text:p text:style-name="P16">plain.16 encrypted (and padded) <text:span text:style-name="T9">w/ OpenSSL</text:span></text:p>
          </table:table-cell>
        </table:table-row>
        <table:table-row>
          <table:table-cell table:style-name="Table1.A2" office:value-type="string">
            <text:p text:style-name="P15">openssl.1506</text:p>
          </table:table-cell>
          <table:table-cell table:style-name="Table1.B2" office:value-type="string">
            <text:p text:style-name="P16">plain.1506 encrypted (and padded) <text:span text:style-name="T9">w/ OpenSSL</text:span></text:p>
          </table:table-cell>
        </table:table-row>
        <table:table-row>
          <table:table-cell table:style-name="Table1.A2" office:value-type="string">
            <text:p text:style-name="P17">openssl.nopad.16</text:p>
          </table:table-cell>
          <table:table-cell table:style-name="Table1.B2" office:value-type="string">
            <text:p text:style-name="P17">plain.16 encrypted without padding w/ OpenSSL (not used in tests)</text:p>
          </table:table-cell>
        </table:table-row>
      </table:table>
      <text:p text:style-name="Caption"><text:span text:style-name="T9">Table: </text:span>Integration test file<text:span text:style-name="T9">s</text:span></text:p>
      <text:p text:style-name="P31">The integration tests are run in the following fashion. This is done for each plaintext file.</text:p>
      <text:list xml:id="list4208835385504959108" text:style-name="L2">
        <text:list-item>
          <text:p text:style-name="P32">The plaintext file is encrypted with rypto.</text:p>
        </text:list-item>
        <text:list-item>
          <text:p text:style-name="P32">The resulting ciphertext file is compared with one produced with OpenSSL.</text:p>
        </text:list-item>
        <text:list-item>
          <text:p text:style-name="P32">If there are differences, a failure is reported.</text:p>
        </text:list-item>
        <text:list-item>
          <text:p text:style-name="P32">The ciphertext file produced with OpenSSL is decrypted with rypto.</text:p>
        </text:list-item>
        <text:list-item>
          <text:p text:style-name="P32">If there are differences, a failure is reported.</text:p>
        </text:list-item>
      </text:list>
      <text:p text:style-name="P34">In the end, number of succesful and failed tests is reported.</text:p>
      <text:h text:style-name="Heading_20_2" text:outline-level="2"><text:bookmark-start text:name="__RefHeading___Toc202_1631650761"/><text:soft-page-break/>Performance tests<text:bookmark-end text:name="__RefHeading___Toc202_1631650761"/></text:h>
      <text:h text:style-name="Heading_20_1" text:outline-level="1"><text:bookmark-start text:name="__RefHeading___Toc272_751058595"/>How to repeat tests<text:bookmark-end text:name="__RefHeading___Toc272_751058595"/></text:h>
      <text:h text:style-name="Heading_20_2" text:outline-level="2"><text:bookmark-start text:name="__RefHeading___Toc162_546598042"/>Unit tests<text:bookmark-end text:name="__RefHeading___Toc162_546598042"/></text:h>
      <text:p text:style-name="P10">The static libcunit.a must be linked to directory libs/ in the project root for tests to run.</text:p>
      <text:p text:style-name="P7">Say </text:p>
      <text:p text:style-name="Code">cradle build</text:p>
      <text:p text:style-name="P7">from the command line.</text:p>
      <text:h text:style-name="Heading_20_2" text:outline-level="2"><text:bookmark-start text:name="__RefHeading___Toc204_1631650761"/>Integration tests<text:bookmark-end text:name="__RefHeading___Toc204_1631650761"/></text:h>
      <text:p text:style-name="P11">Integration tests are located on directory tests.</text:p>
      <text:p text:style-name="P30">Build the project as in previous chapter.</text:p>
      <text:p text:style-name="P30">Run the integration tests by issuing command</text:p>
      <text:p text:style-name="Code">sh integration-tests.sh</text:p>
      <text:p text:style-name="P30">in directory tests.</text:p>
      <text:h text:style-name="Heading_20_2" text:outline-level="2"><text:bookmark-start text:name="__RefHeading___Toc206_1631650761"/>Performance tests<text:bookmark-end text:name="__RefHeading___Toc206_1631650761"/></text:h>
      <text:p text:style-name="P11">Performance tests are located on directory tests.</text:p>
      <text:h text:style-name="P23" text:outline-level="1"><text:bookmark-start text:name="__RefHeading___Toc103_1780184291"/>Test results<text:bookmark-end text:name="__RefHeading___Toc103_1780184291"/></text:h>
      <text:h text:style-name="Heading_20_2" text:outline-level="2"><text:bookmark-start text:name="__RefHeading___Toc208_1631650761"/>Unit tests<text:bookmark-end text:name="__RefHeading___Toc208_1631650761"/></text:h>
      <text:p text:style-name="P9">Unit tests – passed <text:span text:style-name="T6">on both development machine (Mac OS Sierra) and melkki (Ubuntu Linux)</text:span>.</text:p>
      <text:h text:style-name="P21" text:outline-level="2"><text:bookmark-start text:name="__RefHeading___Toc210_1631650761"/>Integration tests<text:bookmark-end text:name="__RefHeading___Toc210_1631650761"/></text:h>
      <text:p text:style-name="P35"><text:span text:style-name="T10">Integration</text:span> tests – passed <text:span text:style-name="T6">on both development machine (Mac OS Sierra) and melkki (Ubuntu Linux)</text:span>.</text:p>
      <text:h text:style-name="Heading_20_2" text:outline-level="2"><text:bookmark-start text:name="__RefHeading___Toc212_1631650761"/>Performance tests<text:bookmark-end text:name="__RefHeading___Toc212_1631650761"/></text:h>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y1_Head">
            <text:p text:style-name="Bibliography_20_Heading"><text:bookmark-start text:name="__RefHeading___Toc1275_1087181441"/>References<text:bookmark-end text:name="__RefHeading___Toc1275_1087181441"/></text:p>
          </text:index-title>
          <text:p text:style-name="P12">FIPS197: U.S. Department of Commerce/National Institute of Standards and Technology, Federal Information Processing Standard, FIPS PUB 197 Advanced Encryption Standard (AES), 2001</text:p>
          <text:p text:style-name="P12">SAMIAM: Trenholme, Sam, Rijndael's key schedule, 2016, http://www.samiam.org/key-schedule.html</text:p>
        </text:index-body>
      </text:bibliography>
      <text:p text:style-name="Text_20_body"/>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de" style:family="paragraph" style:parent-style-name="Text_20_body" style:next-style-name="Text_20_body">
      <style:text-properties style:font-name="Liberation Mono" fo:font-family="'Liberation Mono'" style:font-style-name="Regular" style:font-family-generic="modern" style:font-pitch="variable"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4-25T11:26:37.197524000</dc:date>
    <dc:creator>Riku Kalinen</dc:creator>
    <meta:editing-duration>PT2H18S</meta:editing-duration>
    <meta:editing-cycles>37</meta:editing-cycles>
    <meta:generator>LibreOffice/5.1.4.2$MacOSX_X86_64 LibreOffice_project/f99d75f39f1c57ebdd7ffc5f42867c12031db97a</meta:generator>
    <meta:document-statistic meta:table-count="1" meta:image-count="0" meta:object-count="0" meta:page-count="7" meta:paragraph-count="112" meta:word-count="611" meta:character-count="4011" meta:non-whitespace-character-count="3512"/>
  </office:meta>
</office:document-meta>
</file>